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381251111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5-11-06" calcext:value-type="date">
            <text:p>06/11/25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11:30:33.438800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Invoice</dc:title>
    <dc:description>
</dc:description>
    <dc:subject>MattStudios</dc:subject>
    <meta:creation-date>2017-08-20T20:11:38.31</meta:creation-date>
    <meta:editing-cycles>83</meta:editing-cycles>
    <meta:editing-duration>P1DT3H34M39S</meta:editing-duration>
    <meta:initial-creator>Matt Dunning</meta:initial-creator>
    <dc:date>2025-11-06T11:30:41.512307196</dc:date>
    <meta:print-date>2025-06-07T14:21:06.228840972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